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web application is defined as a hierarchy of directories and files in a standard layout. Such a hierarchy can be accessed in its "unpacked" form, where each directory and file exists in the filesystem separately, or in a "packed" form known as a Web ARchive, or WAR file. The former format is more useful during development, while the latter is used when you distribute your application to be installed.</text:p>
      <text:p text:style-name="Standard"/>
      <text:p text:style-name="Standard"/>
      <text:p text:style-name="Standard">The complete syntax and semantics for the deployment descriptor is defined in Chapter 13 of the Servlet API Specification, version 2.3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7T08:56:22.977694000</meta:creation-date>
    <dc:date>2019-10-17T11:32:26.534739000</dc:date>
    <meta:editing-duration>PT2H15M23S</meta:editing-duration>
    <meta:editing-cycles>2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2" meta:word-count="91" meta:character-count="540" meta:non-whitespace-character-count="451"/>
  </office:meta>
</office:document-meta>
</file>